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70"/>
    <style:style style:name="ce3" style:family="table-cell" style:parent-style-name="Default" style:data-style-name="N1"/>
    <style:style style:name="ce4" style:family="table-cell" style:parent-style-name="Default" style:data-style-name="N0"/>
    <style:style style:name="ce5" style:family="table-cell" style:parent-style-name="Default" style:data-style-name="N81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89cm" svg:height="11.862cm" svg:x="19.221cm" svg:y="0.682cm">
            <draw:object draw:notify-on-update-of-ranges="Sheet1.A2:Sheet1.A13 Sheet1.B1:Sheet1.B1 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office:value-type="date" office:date-value="2022-01-10T00:50:27" calcext:value-type="date">
            <text:p>10-01-22 00:50</text:p>
          </table:table-cell>
          <table:table-cell table:style-name="ce3" office:value-type="float" office:value="1478022.71523877" calcext:value-type="float">
            <text:p>1478023</text:p>
          </table:table-cell>
          <table:table-cell table:style-name="ce4" office:value-type="float" office:value="857" calcext:value-type="float">
            <text:p>857</text:p>
          </table:table-cell>
          <table:table-cell table:formula="of:=([.$B$18]*[.B2])/[.$B$19]" office:value-type="float" office:value="151349.52604045" calcext:value-type="float">
            <text:p>151349,52604045</text:p>
          </table:table-cell>
          <table:table-cell table:style-name="ce5"/>
        </table:table-row>
        <table:table-row table:style-name="ro1">
          <table:table-cell office:value-type="date" office:date-value="2022-02-10T00:03:42" calcext:value-type="date">
            <text:p>10-02-22 00:03</text:p>
          </table:table-cell>
          <table:table-cell table:style-name="ce3" office:value-type="float" office:value="1394259.34179627" calcext:value-type="float">
            <text:p>1394259</text:p>
          </table:table-cell>
          <table:table-cell table:style-name="ce4" office:value-type="float" office:value="914" calcext:value-type="float">
            <text:p>914</text:p>
          </table:table-cell>
          <table:table-cell/>
          <table:table-cell table:style-name="ce6"/>
        </table:table-row>
        <table:table-row table:style-name="ro1">
          <table:table-cell office:value-type="date" office:date-value="2022-03-10T12:39:57" calcext:value-type="date">
            <text:p>10-03-22 12:39</text:p>
          </table:table-cell>
          <table:table-cell table:style-name="ce3" office:value-type="float" office:value="1421032.3317215" calcext:value-type="float">
            <text:p>1421032</text:p>
          </table:table-cell>
          <table:table-cell table:style-name="ce4" office:value-type="float" office:value="896" calcext:value-type="float">
            <text:p>896</text:p>
          </table:table-cell>
          <table:table-cell/>
          <table:table-cell table:style-name="ce6"/>
        </table:table-row>
        <table:table-row table:style-name="ro1">
          <table:table-cell office:value-type="date" office:date-value="2022-04-10T00:59:48" calcext:value-type="date">
            <text:p>10-04-22 00:59</text:p>
          </table:table-cell>
          <table:table-cell table:style-name="ce3" office:value-type="float" office:value="1530267.02834617" calcext:value-type="float">
            <text:p>1530267</text:p>
          </table:table-cell>
          <table:table-cell table:style-name="ce4" office:value-type="float" office:value="832" calcext:value-type="float">
            <text:p>832</text:p>
          </table:table-cell>
          <table:table-cell/>
          <table:table-cell table:style-name="ce6"/>
        </table:table-row>
        <table:table-row table:style-name="ro1">
          <table:table-cell office:value-type="date" office:date-value="2022-05-10T00:31:45" calcext:value-type="date">
            <text:p>10-05-22 00:31</text:p>
          </table:table-cell>
          <table:table-cell table:style-name="ce3" office:value-type="float" office:value="1589589.06285741" calcext:value-type="float">
            <text:p>1589589</text:p>
          </table:table-cell>
          <table:table-cell table:style-name="ce4" office:value-type="float" office:value="802" calcext:value-type="float">
            <text:p>802</text:p>
          </table:table-cell>
          <table:table-cell/>
          <table:table-cell table:style-name="ce6"/>
        </table:table-row>
        <table:table-row table:style-name="ro1">
          <table:table-cell office:value-type="date" office:date-value="2022-06-10T00:22:24" calcext:value-type="date">
            <text:p>10-06-22 00:22</text:p>
          </table:table-cell>
          <table:table-cell table:style-name="ce3" office:value-type="float" office:value="1577229.99682327" calcext:value-type="float">
            <text:p>1577230</text:p>
          </table:table-cell>
          <table:table-cell table:style-name="ce4" office:value-type="float" office:value="806" calcext:value-type="float">
            <text:p>806</text:p>
          </table:table-cell>
          <table:table-cell/>
          <table:table-cell table:style-name="ce6"/>
        </table:table-row>
        <table:table-row table:style-name="ro1">
          <table:table-cell office:value-type="date" office:date-value="2022-07-10T00:59:48" calcext:value-type="date">
            <text:p>10-07-22 00:59</text:p>
          </table:table-cell>
          <table:table-cell table:style-name="ce3" office:value-type="float" office:value="1508923.3911051" calcext:value-type="float">
            <text:p>1508923</text:p>
          </table:table-cell>
          <table:table-cell table:style-name="ce4" office:value-type="float" office:value="837" calcext:value-type="float">
            <text:p>837</text:p>
          </table:table-cell>
          <table:table-cell/>
          <table:table-cell table:style-name="ce6"/>
        </table:table-row>
        <table:table-row table:style-name="ro1">
          <table:table-cell office:value-type="date" office:date-value="2022-08-10T00:13:03" calcext:value-type="date">
            <text:p>10-08-22 00:13</text:p>
          </table:table-cell>
          <table:table-cell table:style-name="ce3" office:value-type="float" office:value="1428798.51826502" calcext:value-type="float">
            <text:p>1428799</text:p>
          </table:table-cell>
          <table:table-cell table:style-name="ce4" office:value-type="float" office:value="892" calcext:value-type="float">
            <text:p>892</text:p>
          </table:table-cell>
          <table:table-cell/>
          <table:table-cell table:style-name="ce6"/>
        </table:table-row>
        <table:table-row table:style-name="ro1">
          <table:table-cell office:value-type="date" office:date-value="2022-09-10T00:41:06" calcext:value-type="date">
            <text:p>10-09-22 00:41</text:p>
          </table:table-cell>
          <table:table-cell table:style-name="ce3" office:value-type="float" office:value="1451404.29447541" calcext:value-type="float">
            <text:p>1451404</text:p>
          </table:table-cell>
          <table:table-cell table:style-name="ce4" office:value-type="float" office:value="877" calcext:value-type="float">
            <text:p>877</text:p>
          </table:table-cell>
          <table:table-cell/>
          <table:table-cell table:style-name="ce6"/>
        </table:table-row>
        <table:table-row table:style-name="ro1">
          <table:table-cell office:value-type="date" office:date-value="2022-10-10T00:50:27" calcext:value-type="date">
            <text:p>10-10-22 00:50</text:p>
          </table:table-cell>
          <table:table-cell table:style-name="ce3" office:value-type="float" office:value="1531721.6351731" calcext:value-type="float">
            <text:p>1531722</text:p>
          </table:table-cell>
          <table:table-cell table:style-name="ce4" office:value-type="float" office:value="826" calcext:value-type="float">
            <text:p>826</text:p>
          </table:table-cell>
          <table:table-cell/>
          <table:table-cell table:style-name="ce6"/>
        </table:table-row>
        <table:table-row table:style-name="ro1">
          <table:table-cell office:value-type="date" office:date-value="2022-11-10T00:03:42" calcext:value-type="date">
            <text:p>10-11-22 00:03</text:p>
          </table:table-cell>
          <table:table-cell table:style-name="ce3" office:value-type="float" office:value="1558188.50985766" calcext:value-type="float">
            <text:p>1558189</text:p>
          </table:table-cell>
          <table:table-cell table:style-name="ce4" office:value-type="float" office:value="819" calcext:value-type="float">
            <text:p>819</text:p>
          </table:table-cell>
          <table:table-cell/>
          <table:table-cell table:style-name="ce6"/>
        </table:table-row>
        <table:table-row table:style-name="ro1">
          <table:table-cell office:value-type="date" office:date-value="2022-12-10T00:41:06" calcext:value-type="date">
            <text:p>10-12-22 00:41</text:p>
          </table:table-cell>
          <table:table-cell table:style-name="ce3" office:value-type="float" office:value="1518026.76492525" calcext:value-type="float">
            <text:p>1518027</text:p>
          </table:table-cell>
          <table:table-cell table:style-name="ce4" office:value-type="float" office:value="834" calcext:value-type="float">
            <text:p>834</text:p>
          </table:table-cell>
          <table:table-cell/>
          <table:table-cell table:style-name="ce6"/>
        </table:table-row>
        <table:table-row table:style-name="ro1">
          <table:table-cell table:style-name="Default"/>
          <table:table-cell table:formula="of:=AVERAGE([.B2:.B13])" office:value-type="float" office:value="1498955.29921541" calcext:value-type="float">
            <text:p>1498955,29921541</text:p>
          </table:table-cell>
          <table:table-cell table:formula="of:=AVERAGE([.C2:.C13])" office:value-type="float" office:value="849.333333333333" calcext:value-type="float">
            <text:p>849,3333333333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earth size</text:p>
          </table:table-cell>
          <table:table-cell office:value-type="float" office:value="12742" calcext:value-type="float">
            <text:p>12742</text:p>
          </table:table-cell>
          <table:table-cell office:value-type="string" calcext:value-type="string">
            <text:p>k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v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de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nsor width</text:p>
          </table:table-cell>
          <table:table-cell office:value-type="float" office:value="3.072" calcext:value-type="float">
            <text:p>3,072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cal leng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dscvr_j2000</text:p>
          </table:table-cell>
          <table:table-cell office:value-type="string" calcext:value-type="string">
            <text:p>sun_j2000</text:p>
          </table:table-cell>
          <table:table-cell table:number-columns-repeated="2"/>
        </table:table-row>
        <table:table-row table:style-name="ro1">
          <table:table-cell office:value-type="date" office:date-value="2022-01-10T00:50:27" calcext:value-type="date">
            <text:p>10-01-22 00:50</text:p>
          </table:table-cell>
          <table:table-cell office:value-type="float" office:value="1478022.71523877" calcext:value-type="float">
            <text:p>1478022,71523877</text:p>
          </table:table-cell>
          <table:table-cell office:value-type="float" office:value="147115203.912316" calcext:value-type="float">
            <text:p>147115203,912316</text:p>
          </table:table-cell>
          <table:table-cell table:number-columns-repeated="2"/>
        </table:table-row>
        <table:table-row table:style-name="ro1">
          <table:table-cell office:value-type="date" office:date-value="2022-02-10T00:03:42" calcext:value-type="date">
            <text:p>10-02-22 00:03</text:p>
          </table:table-cell>
          <table:table-cell office:value-type="float" office:value="1394259.34179627" calcext:value-type="float">
            <text:p>1394259,34179627</text:p>
          </table:table-cell>
          <table:table-cell office:value-type="float" office:value="147606706.426007" calcext:value-type="float">
            <text:p>147606706,426007</text:p>
          </table:table-cell>
          <table:table-cell table:number-columns-repeated="2"/>
        </table:table-row>
        <table:table-row table:style-name="ro1">
          <table:table-cell office:value-type="date" office:date-value="2022-03-10T12:39:57" calcext:value-type="date">
            <text:p>10-03-22 12:39</text:p>
          </table:table-cell>
          <table:table-cell office:value-type="float" office:value="1421032.3317215" calcext:value-type="float">
            <text:p>1421032,3317215</text:p>
          </table:table-cell>
          <table:table-cell office:value-type="float" office:value="148565057.309042" calcext:value-type="float">
            <text:p>148565057,309042</text:p>
          </table:table-cell>
          <table:table-cell table:number-columns-repeated="2"/>
        </table:table-row>
        <table:table-row table:style-name="ro1">
          <table:table-cell office:value-type="date" office:date-value="2022-04-10T00:59:48" calcext:value-type="date">
            <text:p>10-04-22 00:59</text:p>
          </table:table-cell>
          <table:table-cell office:value-type="float" office:value="1530267.02834617" calcext:value-type="float">
            <text:p>1530267,02834617</text:p>
          </table:table-cell>
          <table:table-cell office:value-type="float" office:value="149846882.333258" calcext:value-type="float">
            <text:p>149846882,333258</text:p>
          </table:table-cell>
          <table:table-cell table:number-columns-repeated="2"/>
        </table:table-row>
        <table:table-row table:style-name="ro1">
          <table:table-cell office:value-type="date" office:date-value="2022-05-10T00:31:45" calcext:value-type="date">
            <text:p>10-05-22 00:31</text:p>
          </table:table-cell>
          <table:table-cell office:value-type="float" office:value="1589589.06285741" calcext:value-type="float">
            <text:p>1589589,06285741</text:p>
          </table:table-cell>
          <table:table-cell office:value-type="float" office:value="151034508.01611" calcext:value-type="float">
            <text:p>151034508,01611</text:p>
          </table:table-cell>
          <table:table-cell table:number-columns-repeated="2"/>
        </table:table-row>
        <table:table-row table:style-name="ro1">
          <table:table-cell office:value-type="date" office:date-value="2022-06-10T00:22:24" calcext:value-type="date">
            <text:p>10-06-22 00:22</text:p>
          </table:table-cell>
          <table:table-cell office:value-type="float" office:value="1577229.99682327" calcext:value-type="float">
            <text:p>1577229,99682327</text:p>
          </table:table-cell>
          <table:table-cell office:value-type="float" office:value="151865703.65035" calcext:value-type="float">
            <text:p>151865703,65035</text:p>
          </table:table-cell>
          <table:table-cell table:number-columns-repeated="2"/>
        </table:table-row>
        <table:table-row table:style-name="ro1">
          <table:table-cell office:value-type="date" office:date-value="2022-07-10T00:59:48" calcext:value-type="date">
            <text:p>10-07-22 00:59</text:p>
          </table:table-cell>
          <table:table-cell office:value-type="float" office:value="1508923.3911051" calcext:value-type="float">
            <text:p>1508923,3911051</text:p>
          </table:table-cell>
          <table:table-cell office:value-type="float" office:value="152086070.266522" calcext:value-type="float">
            <text:p>152086070,266522</text:p>
          </table:table-cell>
          <table:table-cell table:number-columns-repeated="2"/>
        </table:table-row>
        <table:table-row table:style-name="ro1">
          <table:table-cell office:value-type="date" office:date-value="2022-08-10T00:13:03" calcext:value-type="date">
            <text:p>10-08-22 00:13</text:p>
          </table:table-cell>
          <table:table-cell office:value-type="float" office:value="1428798.51826502" calcext:value-type="float">
            <text:p>1428798,51826502</text:p>
          </table:table-cell>
          <table:table-cell office:value-type="float" office:value="151652662.283726" calcext:value-type="float">
            <text:p>151652662,283726</text:p>
          </table:table-cell>
          <table:table-cell table:number-columns-repeated="2"/>
        </table:table-row>
        <table:table-row table:style-name="ro1">
          <table:table-cell office:value-type="date" office:date-value="2022-09-10T00:41:06" calcext:value-type="date">
            <text:p>10-09-22 00:41</text:p>
          </table:table-cell>
          <table:table-cell office:value-type="float" office:value="1451404.29447541" calcext:value-type="float">
            <text:p>1451404,29447541</text:p>
          </table:table-cell>
          <table:table-cell office:value-type="float" office:value="150658595.474989" calcext:value-type="float">
            <text:p>150658595,474989</text:p>
          </table:table-cell>
          <table:table-cell table:number-columns-repeated="2"/>
        </table:table-row>
        <table:table-row table:style-name="ro1">
          <table:table-cell office:value-type="date" office:date-value="2022-10-10T00:50:27" calcext:value-type="date">
            <text:p>10-10-22 00:50</text:p>
          </table:table-cell>
          <table:table-cell office:value-type="float" office:value="1531721.6351731" calcext:value-type="float">
            <text:p>1531721,6351731</text:p>
          </table:table-cell>
          <table:table-cell office:value-type="float" office:value="149409157.898021" calcext:value-type="float">
            <text:p>149409157,898021</text:p>
          </table:table-cell>
          <table:table-cell table:number-columns-repeated="2"/>
        </table:table-row>
        <table:table-row table:style-name="ro1">
          <table:table-cell office:value-type="date" office:date-value="2022-11-10T00:03:42" calcext:value-type="date">
            <text:p>10-11-22 00:03</text:p>
          </table:table-cell>
          <table:table-cell office:value-type="float" office:value="1558188.50985766" calcext:value-type="float">
            <text:p>1558188,50985766</text:p>
          </table:table-cell>
          <table:table-cell office:value-type="float" office:value="148165335.65717" calcext:value-type="float">
            <text:p>148165335,65717</text:p>
          </table:table-cell>
          <table:table-cell table:number-columns-repeated="2"/>
        </table:table-row>
        <table:table-row table:style-name="ro1">
          <table:table-cell office:value-type="date" office:date-value="2022-12-10T00:41:06" calcext:value-type="date">
            <text:p>10-12-22 00:41</text:p>
          </table:table-cell>
          <table:table-cell office:value-type="float" office:value="1518026.76492525" calcext:value-type="float">
            <text:p>1518026,76492525</text:p>
          </table:table-cell>
          <table:table-cell office:value-type="float" office:value="147334727.637915" calcext:value-type="float">
            <text:p>147334727,6379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20:11:04.712000000</meta:creation-date>
    <dc:date>2023-02-20T23:02:36.502000000</dc:date>
    <meta:editing-duration>PT1H56M12S</meta:editing-duration>
    <meta:editing-cycles>12</meta:editing-cycles>
    <meta:generator>LibreOffice/7.5.0.3$Windows_X86_64 LibreOffice_project/c21113d003cd3efa8c53188764377a8272d9d6de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7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7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9cm" svg:height="11.863cm" xlink:href=".." xlink:type="simple" chart:class="chart:line" chart:style-name="ch1">
        <chart:title svg:x="4.747cm" svg:y="0.373cm" chart:style-name="ch2">
          <text:p>Distance to Earth and it's size in the DSCVR EPIC photos</text:p>
        </chart:title>
        <chart:subtitle svg:x="8.504cm" svg:y="1.389cm" chart:style-name="ch3">
          <text:p>From 1080p natural jpg</text:p>
        </chart:subtitle>
        <chart:legend chart:legend-position="end" svg:x="18.45cm" svg:y="5.383cm" style:legend-expansion="high" chart:style-name="ch4"/>
        <chart:plot-area chart:style-name="ch5" table:cell-range-address="Sheet1.A2:Sheet1.C13 Sheet1.B1:Sheet1.C1" chart:data-source-has-labels="both" svg:x="1.432cm" svg:y="2.309cm" svg:width="15.615cm" svg:height="8.336cm">
          <chart:coordinate-region svg:x="3.183cm" svg:y="2.509cm" svg:width="13.056cm" svg:height="5.997cm"/>
          <chart:axis chart:dimension="x" chart:name="primary-x" chart:style-name="ch6" chartooo:axis-type="auto">
            <chartooo:date-scale/>
            <chart:title svg:x="8.758cm" svg:y="10.882cm" chart:style-name="ch7">
              <text:p>Dates</text:p>
            </chart:title>
            <chart:categories table:cell-range-address="Sheet1.A2:Sheet1.A13"/>
          </chart:axis>
          <chart:axis chart:dimension="y" chart:name="primary-y" chart:style-name="ch8">
            <chart:title svg:x="0.451cm" svg:y="7.593cm" chart:style-name="ch9">
              <text:p>Distance in km</text:p>
            </chart:title>
          </chart:axis>
          <chart:axis chart:dimension="y" chart:name="secondary-y" chart:style-name="ch10">
            <chart:title svg:x="17.468cm" svg:y="7.487cm" chart:style-name="ch9">
              <text:p>Size in pixels</text:p>
            </chart:title>
          </chart:axis>
          <chart:series chart:attached-axis="primary-y" chart:style-name="ch11" chart:values-cell-range-address="Sheet1.B2:Sheet1.B13" chart:label-cell-address="Sheet1.B1:Sheet1.B1" chart:class="chart:line">
            <chart:data-point chart:repeated="12"/>
          </chart:series>
          <chart:series chart:attached-axis="secondary-y" chart:style-name="ch12" chart:values-cell-range-address="Sheet1.C2:Sheet1.C13" chart:label-cell-address="Sheet1.C1:Sheet1.C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Sheet1.B1:Sheet1.B1</svg:desc>
                </draw:g>
              </table:table-cell>
              <table:table-cell office:value-type="string">
                <text:p>siz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4571.0350347222">
                <text:p>44571.0350347222</text:p>
                <draw:g>
                  <svg:desc>Sheet1.A2:Sheet1.A13</svg:desc>
                </draw:g>
              </table:table-cell>
              <table:table-cell office:value-type="float" office:value="1478022.71523877">
                <text:p>1478022.71523877</text:p>
                <draw:g>
                  <svg:desc>Sheet1.B2:Sheet1.B13</svg:desc>
                </draw:g>
              </table:table-cell>
              <table:table-cell office:value-type="float" office:value="857">
                <text:p>857</text:p>
                <draw:g>
                  <svg:desc>Sheet1.C2:Sheet1.C13</svg:desc>
                </draw:g>
              </table:table-cell>
            </table:table-row>
            <table:table-row>
              <table:table-cell office:value-type="float" office:value="44602.0025694444">
                <text:p>44602.0025694444</text:p>
              </table:table-cell>
              <table:table-cell office:value-type="float" office:value="1394259.34179627">
                <text:p>1394259.3417962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4630.5277430556">
                <text:p>44630.5277430556</text:p>
              </table:table-cell>
              <table:table-cell office:value-type="float" office:value="1421032.3317215">
                <text:p>1421032.331721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661.0415277778">
                <text:p>44661.0415277778</text:p>
              </table:table-cell>
              <table:table-cell office:value-type="float" office:value="1530267.02834617">
                <text:p>1530267.0283461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4691.0220486111">
                <text:p>44691.0220486111</text:p>
              </table:table-cell>
              <table:table-cell office:value-type="float" office:value="1589589.06285741">
                <text:p>1589589.0628574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4722.0155555556">
                <text:p>44722.0155555556</text:p>
              </table:table-cell>
              <table:table-cell office:value-type="float" office:value="1577229.99682327">
                <text:p>1577229.9968232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752.0415277778">
                <text:p>44752.0415277778</text:p>
              </table:table-cell>
              <table:table-cell office:value-type="float" office:value="1508923.3911051">
                <text:p>1508923.391105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783.0090625">
                <text:p>44783.0090625</text:p>
              </table:table-cell>
              <table:table-cell office:value-type="float" office:value="1428798.51826502">
                <text:p>1428798.5182650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4814.0285416667">
                <text:p>44814.0285416667</text:p>
              </table:table-cell>
              <table:table-cell office:value-type="float" office:value="1451404.29447541">
                <text:p>1451404.2944754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4844.0350347222">
                <text:p>44844.0350347222</text:p>
              </table:table-cell>
              <table:table-cell office:value-type="float" office:value="1531721.6351731">
                <text:p>1531721.635173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875.0025694444">
                <text:p>44875.0025694444</text:p>
              </table:table-cell>
              <table:table-cell office:value-type="float" office:value="1558188.50985766">
                <text:p>1558188.5098576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4905.0285416667">
                <text:p>44905.0285416667</text:p>
              </table:table-cell>
              <table:table-cell office:value-type="float" office:value="1518026.76492525">
                <text:p>1518026.76492525</text:p>
              </table:table-cell>
              <table:table-cell office:value-type="float" office:value="834">
                <text:p>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